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0bd98" officeooo:paragraph-rsid="0000bd98"/>
    </style:style>
    <style:style style:name="P2" style:family="paragraph" style:parent-style-name="Standard">
      <style:text-properties officeooo:rsid="0000bd98" officeooo:paragraph-rsid="000818a7"/>
    </style:style>
    <style:style style:name="P3" style:family="paragraph" style:parent-style-name="Standard">
      <style:text-properties officeooo:rsid="0000bd98" officeooo:paragraph-rsid="000251c9" fo:background-color="transparent"/>
    </style:style>
    <style:style style:name="P4" style:family="paragraph" style:parent-style-name="Standard">
      <style:text-properties officeooo:rsid="0000bd98" officeooo:paragraph-rsid="00043d2f" fo:background-color="transparent"/>
    </style:style>
    <style:style style:name="P5" style:family="paragraph" style:parent-style-name="Standard">
      <style:text-properties officeooo:rsid="0013046d" officeooo:paragraph-rsid="0006a3bd"/>
    </style:style>
    <style:style style:name="P6" style:family="paragraph" style:parent-style-name="Standard">
      <style:paragraph-properties fo:line-height="100%"/>
      <style:text-properties officeooo:paragraph-rsid="000818a7"/>
    </style:style>
    <style:style style:name="P7" style:family="paragraph" style:parent-style-name="Standard">
      <style:text-properties officeooo:paragraph-rsid="0009b772"/>
    </style:style>
    <style:style style:name="P8" style:family="paragraph" style:parent-style-name="Text_20_body">
      <style:text-properties officeooo:rsid="0019ca44" officeooo:paragraph-rsid="0006a3bd"/>
    </style:style>
    <style:style style:name="P9" style:family="paragraph" style:parent-style-name="Text_20_body">
      <style:text-properties style:text-position="0% 100%" style:font-name="Liberation Serif1" officeooo:rsid="0019ca44" officeooo:paragraph-rsid="0006a3bd" style:font-name-asian="Liberation Serif1" style:font-name-complex="Liberation Serif1"/>
    </style:style>
    <style:style style:name="P10" style:family="paragraph" style:parent-style-name="Standard">
      <style:paragraph-properties fo:line-height="100%"/>
      <style:text-properties officeooo:rsid="0014d6cc" officeooo:paragraph-rsid="000818a7"/>
    </style:style>
    <style:style style:name="P11" style:family="paragraph" style:parent-style-name="Standard">
      <style:text-properties style:text-position="0% 100%" style:font-name="Liberation Serif1" officeooo:rsid="0019ca44" officeooo:paragraph-rsid="0006a3bd" style:font-name-asian="Liberation Serif1" style:font-name-complex="Liberation Serif1"/>
    </style:style>
    <style:style style:name="P12" style:family="paragraph" style:parent-style-name="Standard">
      <style:text-properties style:text-position="0% 100%" style:font-name="Liberation Serif1" officeooo:rsid="000818a7" officeooo:paragraph-rsid="000818a7" style:font-name-asian="Liberation Serif1" style:font-name-complex="Liberation Serif1"/>
    </style:style>
    <style:style style:name="T1" style:family="text">
      <style:text-properties style:text-position="0% 100%" style:font-name="Liberation Serif1" style:font-name-asian="Liberation Serif1" style:font-name-complex="Liberation Serif1"/>
    </style:style>
    <style:style style:name="T2" style:family="text">
      <style:text-properties style:text-position="0% 100%" style:font-name="Liberation Serif1" officeooo:rsid="0019ca44" style:font-name-asian="Liberation Serif1" style:font-name-complex="Liberation Serif1"/>
    </style:style>
    <style:style style:name="T3" style:family="text">
      <style:text-properties style:text-position="0% 100%" style:font-name="Liberation Serif1" officeooo:rsid="00043d2f" style:font-name-asian="Liberation Serif1" style:font-name-complex="Liberation Serif1"/>
    </style:style>
    <style:style style:name="T4" style:family="text">
      <style:text-properties style:text-position="0% 100%" style:font-name="Liberation Serif1" officeooo:rsid="0013e87b" style:font-name-asian="Liberation Serif1" style:font-name-complex="Liberation Serif1"/>
    </style:style>
    <style:style style:name="T5" style:family="text">
      <style:text-properties style:text-position="0% 100%" style:font-name="Liberation Serif1" officeooo:rsid="0014d6cc" style:font-name-asian="Liberation Serif1" style:font-name-complex="Liberation Serif1"/>
    </style:style>
    <style:style style:name="T6" style:family="text">
      <style:text-properties style:text-position="0% 100%" style:font-name="Liberation Serif1" officeooo:rsid="000818a7" style:font-name-asian="Liberation Serif1" style:font-name-complex="Liberation Serif1"/>
    </style:style>
    <style:style style:name="T7" style:family="text">
      <style:text-properties style:text-position="0% 100%" style:font-name="Liberation Serif1" officeooo:rsid="0019ca44" fo:background-color="transparent" loext:char-shading-value="0" style:font-name-asian="Liberation Serif1" style:font-name-complex="Liberation Serif1"/>
    </style:style>
    <style:style style:name="T8" style:family="text">
      <style:text-properties style:text-position="0% 100%" style:font-name="Liberation Serif1" officeooo:rsid="00043d2f" fo:background-color="transparent" loext:char-shading-value="0" style:font-name-asian="Liberation Serif1" style:font-name-complex="Liberation Serif1"/>
    </style:style>
    <style:style style:name="T9" style:family="text">
      <style:text-properties style:text-position="0% 100%" style:font-name="Liberation Serif1" officeooo:rsid="0009b772" fo:background-color="transparent" loext:char-shading-value="0" style:font-name-asian="Liberation Serif1" style:font-name-complex="Liberation Serif1"/>
    </style:style>
    <style:style style:name="T10" style:family="text">
      <style:text-properties style:text-position="sub 58%" style:font-name="Liberation Serif1" style:font-name-asian="Liberation Serif1" style:font-name-complex="Liberation Serif1"/>
    </style:style>
    <style:style style:name="T11" style:family="text">
      <style:text-properties style:text-position="sub 58%" style:font-name="Liberation Serif1" officeooo:rsid="0019ca44" style:font-name-asian="Liberation Serif1" style:font-name-complex="Liberation Serif1"/>
    </style:style>
    <style:style style:name="T12" style:family="text">
      <style:text-properties style:text-position="sub 58%" style:font-name="Liberation Serif1" officeooo:rsid="000818a7" style:font-name-asian="Liberation Serif1" style:font-name-complex="Liberation Serif1"/>
    </style:style>
    <style:style style:name="T13" style:family="text">
      <style:text-properties officeooo:rsid="0014d6cc"/>
    </style:style>
    <style:style style:name="T14" style:family="text">
      <style:text-properties style:font-name="Liberation Serif1" officeooo:rsid="0013e87b" style:font-name-asian="Liberation Serif1" style:font-name-complex="Liberation Serif1"/>
    </style:style>
    <style:style style:name="T15" style:family="text">
      <style:text-properties style:font-name="Liberation Serif1" officeooo:rsid="000818a7" style:font-name-asian="Liberation Serif1" style:font-name-complex="Liberation Serif1"/>
    </style:style>
    <style:style style:name="T16" style:family="text">
      <style:text-properties officeooo:rsid="000818a7"/>
    </style:style>
    <style:style style:name="T17" style:family="text">
      <style:text-properties officeooo:rsid="0009b77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3">Maximizar </text:span>Z=<text:span text:style-name="T16">21*A+9*B+12*C-0.07*(A+0.5*B+0.75*C)</text:span></text:p>
      <text:p text:style-name="P10">sujeito às restrições</text:p>
      <text:p text:style-name="P6"><text:span text:style-name="T13">A</text:span><text:span text:style-name="T14">+0.5*</text:span><text:span text:style-name="T15">B</text:span><text:span text:style-name="T14">+0.75*</text:span><text:span text:style-name="T15">C</text:span><text:span text:style-name="T14"> &lt;= 60000</text:span></text:p>
      <text:p text:style-name="P6"><text:span text:style-name="T16">A</text:span>&lt;=2000</text:p>
      <text:p text:style-name="P6"><text:span text:style-name="T16">B</text:span>&lt;=5000</text:p>
      <text:p text:style-name="P6"><text:span text:style-name="T16">C</text:span>&lt;=6000</text:p>
      <text:p text:style-name="P6"><text:span text:style-name="T5">A, B, C </text:span><text:span text:style-name="T4">≥ </text:span><text:span text:style-name="T5">0</text:span></text:p>
      <text:p text:style-name="P11"/>
      <text:p text:style-name="P8"><text:span text:style-name="T1">BASE: f</text:span><text:span text:style-name="T10">1</text:span><text:span text:style-name="T1">, f</text:span><text:span text:style-name="T10">2</text:span><text:span text:style-name="T1">, </text:span><text:span text:style-name="T6">f</text:span><text:span text:style-name="T12">3</text:span><text:span text:style-name="T6">.</text:span></text:p>
      <text:p text:style-name="P8"><text:span text:style-name="T1">Não base: A(</text:span><text:span text:style-name="T6">2000)</text:span><text:span text:style-name="T1">, B(</text:span><text:span text:style-name="T6">5000</text:span><text:span text:style-name="T1">) e </text:span><text:span text:style-name="T6">C</text:span><text:span text:style-name="T1">(</text:span><text:span text:style-name="T6">6000</text:span><text:span text:style-name="T1">)</text:span></text:p>
      <text:p text:style-name="P9"/>
      <text:p text:style-name="P1"><text:span text:style-name="T17">6</text:span>.a)</text:p>
      <text:p text:style-name="P2"><text:tab/>A: <text:span text:style-name="T6">2000</text:span></text:p>
      <text:p text:style-name="P2"><text:tab/>B: <text:span text:style-name="T6">5000</text:span></text:p>
      <text:p text:style-name="P2"><text:tab/>C: <text:span text:style-name="T6">6000</text:span></text:p>
      <text:p text:style-name="P12"><text:tab/>Z = 158370</text:p>
      <text:p text:style-name="P12"/>
      <text:p text:style-name="P3">b)</text:p>
      <text:p text:style-name="P4"><text:span text:style-name="T2"><text:tab/></text:span><text:span text:style-name="T3">preço dual:</text:span><text:span text:style-name="T11"> </text:span><text:span text:style-name="T2">35/3 <text:s/></text:span></text:p>
      <text:p text:style-name="P7"><text:span text:style-name="T7"><text:tab/></text:span><text:span text:style-name="T8">faixa </text:span><text:span text:style-name="T9">de preço para manter mix ótimo</text:span><text:span text:style-name="T8">: [-</text:span><text:span text:style-name="T3">8.965000</text:span><text:span text:style-name="T8">,</text:span><text:span text:style-name="T9">∞</text:span><text:span text:style-name="T8">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9:26:43.632654566</meta:creation-date>
    <dc:date>2018-11-06T20:53:12.787755282</dc:date>
    <meta:editing-duration>PT12M58S</meta:editing-duration>
    <meta:editing-cycles>4</meta:editing-cycles>
    <meta:generator>LibreOffice/6.0.6.2$Linux_X86_64 LibreOffice_project/00m0$Build-2</meta:generator>
    <meta:document-statistic meta:table-count="0" meta:image-count="0" meta:object-count="0" meta:page-count="1" meta:paragraph-count="17" meta:word-count="48" meta:character-count="288" meta:non-whitespace-character-count="249"/>
  </office:meta>
</office:document-meta>
</file>